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2.0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0.426cm"/>
    </style:style>
    <style:style style:name="gr3" style:family="graphic">
      <style:graphic-properties draw:stroke="none" svg:stroke-color="#000000" draw:fill="none" draw:fill-color="#ffffff" fo:min-height="0.452cm"/>
    </style:style>
    <style:style style:name="gr4" style:family="graphic">
      <style:graphic-properties draw:stroke="none" svg:stroke-color="#000000" draw:fill="none" draw:fill-color="#ffffff" fo:min-height="0.346cm"/>
    </style:style>
    <style:style style:name="gr5" style:family="graphic">
      <style:graphic-properties draw:stroke="none" svg:stroke-color="#000000" draw:fill="none" draw:fill-color="#ffffff" fo:min-height="0.479cm"/>
    </style:style>
    <style:style style:name="ta_extref" style:family="table">
      <style:table-properties table:display="false"/>
    </style:style>
    <style:style style:name="P1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>
            <text:p>FT6</text:p>
          </table:table-cell>
          <table:table-cell office:value-type="float" office:value="6593">
            <text:p>6593</text:p>
          </table:table-cell>
          <table:table-cell office:value-type="float" office:value="41673">
            <text:p>41673</text:p>
          </table:table-cell>
          <table:table-cell office:value-type="float" office:value="390601">
            <text:p>390601</text:p>
          </table:table-cell>
          <table:table-cell office:value-type="float" office:value="3879836">
            <text:p>3879836</text:p>
          </table:table-cell>
          <table:table-cell office:value-type="float" office:value="38772145">
            <text:p>38772145</text:p>
          </table:table-cell>
          <table:table-cell/>
          <table:table-cell office:value-type="string">
            <text:p>ABZ5</text:p>
          </table:table-cell>
          <table:table-cell office:value-type="float" office:value="20856">
            <text:p>20856</text:p>
          </table:table-cell>
          <table:table-cell office:value-type="float" office:value="118263">
            <text:p>118263</text:p>
          </table:table-cell>
          <table:table-cell office:value-type="float" office:value="773890">
            <text:p>773890</text:p>
          </table:table-cell>
          <table:table-cell office:value-type="float" office:value="6287593">
            <text:p>6287593</text:p>
          </table:table-cell>
          <table:table-cell office:value-type="float" office:value="60760918">
            <text:p>607609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1">
            <text:p>381</text:p>
          </table:table-cell>
          <table:table-cell office:value-type="float" office:value="3806">
            <text:p>3806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float" office:value="1332">
            <text:p>1332</text:p>
          </table:table-cell>
          <table:table-cell office:value-type="float" office:value="12901">
            <text:p>129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formula="of:=FACT([.A9])" office:value-type="float" office:value="720">
            <text:p>720</text:p>
          </table:table-cell>
          <table:table-cell table:number-columns-repeated="6"/>
          <table:table-cell table:formula="of:=FACT([.H9])" office:value-type="float" office:value="3628800">
            <text:p>3628800</text:p>
          </table:table-cell>
          <table:table-cell table:number-columns-repeated="6"/>
        </table:table-row>
        <table:table-row table:style-name="ro1">
          <table:table-cell table:formula="of:=POWER([.A10];[.A8])" office:value-type="float" office:value="1.39314069504E+017">
            <text:p>1,39E+017</text:p>
          </table:table-cell>
          <table:table-cell table:formula="of:=[.B7]/[.B8]" office:value-type="float" office:value="6593">
            <text:p>6593</text:p>
          </table:table-cell>
          <table:table-cell table:formula="of:=[.C7]/[.C8]" office:value-type="float" office:value="10418.25">
            <text:p>10418,25</text:p>
          </table:table-cell>
          <table:table-cell table:formula="of:=[.D7]/[.D8]" office:value-type="float" office:value="10015.4102564103">
            <text:p>10015,41</text:p>
          </table:table-cell>
          <table:table-cell table:formula="of:=[.E7]/[.E8]" office:value-type="float" office:value="10183.2965879265">
            <text:p>10183,3</text:p>
          </table:table-cell>
          <table:table-cell table:formula="of:=[.F7]/[.F8]" office:value-type="float" office:value="10187.1111403048">
            <text:p>10187,11</text:p>
          </table:table-cell>
          <table:table-cell table:formula="of:=SUM([.C11:.F11])/4" office:value-type="float" office:value="10201.0169961604">
            <text:p>10201,02</text:p>
          </table:table-cell>
          <table:table-cell table:formula="of:=POWER([.H10];[.H8])" office:value-type="float" office:value="3.95940866122425E+065">
            <text:p>3,96E+065</text:p>
          </table:table-cell>
          <table:table-cell table:formula="of:=[.I7]/[.I8]" office:value-type="float" office:value="5214">
            <text:p>5214</text:p>
          </table:table-cell>
          <table:table-cell table:formula="of:=[.J7]/[.J8]" office:value-type="float" office:value="4927.625">
            <text:p>4927,63</text:p>
          </table:table-cell>
          <table:table-cell table:formula="of:=[.K7]/[.K8]" office:value-type="float" office:value="4806.7701863354">
            <text:p>4806,77</text:p>
          </table:table-cell>
          <table:table-cell table:formula="of:=[.L7]/[.L8]" office:value-type="float" office:value="4720.41516516517">
            <text:p>4720,42</text:p>
          </table:table-cell>
          <table:table-cell table:formula="of:=[.M7]/[.M8]" office:value-type="float" office:value="4709.78358266801">
            <text:p>4709,78</text:p>
          </table:table-cell>
          <table:table-cell table:formula="of:=SUM([.I11:.M11])/5" office:value-type="float" office:value="4875.71878683372">
            <text:p>4875,72</text:p>
          </table:table-cell>
        </table:table-row>
        <table:table-row table:style-name="ro1">
          <table:table-cell/>
          <table:table-cell table:formula="of:=[.B7]/[.B9]" office:value-type="float" office:value="65.93">
            <text:p>65,93</text:p>
          </table:table-cell>
          <table:table-cell table:formula="of:=[.C7]/[.C9]" office:value-type="float" office:value="41.673">
            <text:p>41,67</text:p>
          </table:table-cell>
          <table:table-cell table:formula="of:=[.D7]/[.D9]" office:value-type="float" office:value="39.0601">
            <text:p>39,06</text:p>
          </table:table-cell>
          <table:table-cell table:formula="of:=[.E7]/[.E9]" office:value-type="float" office:value="38.79836">
            <text:p>38,8</text:p>
          </table:table-cell>
          <table:table-cell table:formula="of:=[.F7]/[.F9]" office:value-type="float" office:value="38.772145">
            <text:p>38,77</text:p>
          </table:table-cell>
          <table:table-cell table:number-columns-repeated="2"/>
          <table:table-cell table:formula="of:=[.I7]/[.I9]" office:value-type="float" office:value="208.56">
            <text:p>208,56</text:p>
          </table:table-cell>
          <table:table-cell table:formula="of:=[.J7]/[.J9]" office:value-type="float" office:value="118.263">
            <text:p>118,26</text:p>
          </table:table-cell>
          <table:table-cell table:formula="of:=[.K7]/[.K9]" office:value-type="float" office:value="77.389">
            <text:p>77,39</text:p>
          </table:table-cell>
          <table:table-cell table:formula="of:=[.L7]/[.L9]" office:value-type="float" office:value="62.87593">
            <text:p>62,88</text:p>
          </table:table-cell>
          <table:table-cell table:formula="of:=[.M7]/[.M9]" office:value-type="float" office:value="60.760918">
            <text:p>60,7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FT10</text:p>
          </table:table-cell>
          <table:table-cell office:value-type="float" office:value="19188">
            <text:p>19188</text:p>
          </table:table-cell>
          <table:table-cell office:value-type="float" office:value="170412">
            <text:p>170412</text:p>
          </table:table-cell>
          <table:table-cell office:value-type="float" office:value="1188350">
            <text:p>1188350</text:p>
          </table:table-cell>
          <table:table-cell office:value-type="float" office:value="7371733">
            <text:p>7371733</text:p>
          </table:table-cell>
          <table:table-cell office:value-type="float" office:value="69188972">
            <text:p>69188972</text:p>
          </table:table-cell>
          <table:table-cell/>
          <table:table-cell office:value-type="string">
            <text:p>ABZ6</text:p>
          </table:table-cell>
          <table:table-cell office:value-type="float" office:value="14471">
            <text:p>14471</text:p>
          </table:table-cell>
          <table:table-cell office:value-type="float" office:value="117798">
            <text:p>117798</text:p>
          </table:table-cell>
          <table:table-cell office:value-type="float" office:value="980410">
            <text:p>980410</text:p>
          </table:table-cell>
          <table:table-cell office:value-type="float" office:value="6582835">
            <text:p>6582835</text:p>
          </table:table-cell>
          <table:table-cell office:value-type="float" office:value="62602112">
            <text:p>626021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53">
            <text:p>253</text:p>
          </table:table-cell>
          <table:table-cell office:value-type="float" office:value="1559">
            <text:p>1559</text:p>
          </table:table-cell>
          <table:table-cell office:value-type="float" office:value="14605">
            <text:p>14605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office:value-type="float" office:value="1356">
            <text:p>1356</text:p>
          </table:table-cell>
          <table:table-cell office:value-type="float" office:value="12883">
            <text:p>1288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formula="of:=FACT([.A17])" office:value-type="float" office:value="3628800">
            <text:p>3628800</text:p>
          </table:table-cell>
          <table:table-cell table:number-columns-repeated="6"/>
          <table:table-cell table:formula="of:=FACT([.H17])" office:value-type="float" office:value="3628800">
            <text:p>3628800</text:p>
          </table:table-cell>
          <table:table-cell table:number-columns-repeated="6"/>
        </table:table-row>
        <table:table-row table:style-name="ro1">
          <table:table-cell table:formula="of:=POWER([.A18];[.A16])" office:value-type="float" office:value="3.95940866122425E+065">
            <text:p>3,96E+065</text:p>
          </table:table-cell>
          <table:table-cell table:formula="of:=[.B15]/[.B16]" office:value-type="float" office:value="4797">
            <text:p>4797</text:p>
          </table:table-cell>
          <table:table-cell table:formula="of:=[.C15]/[.C16]" office:value-type="float" office:value="4605.72972972973">
            <text:p>4605,73</text:p>
          </table:table-cell>
          <table:table-cell table:formula="of:=[.D15]/[.D16]" office:value-type="float" office:value="4697.03557312253">
            <text:p>4697,04</text:p>
          </table:table-cell>
          <table:table-cell table:formula="of:=[.E15]/[.E16]" office:value-type="float" office:value="4728.50096215523">
            <text:p>4728,5</text:p>
          </table:table-cell>
          <table:table-cell table:formula="of:=[.F15]/[.F16]" office:value-type="float" office:value="4737.34830537487">
            <text:p>4737,35</text:p>
          </table:table-cell>
          <table:table-cell table:formula="of:=SUM([.B19:.F19])/5" office:value-type="float" office:value="4713.12291407647">
            <text:p>4713,12</text:p>
          </table:table-cell>
          <table:table-cell table:formula="of:=POWER([.H18];[.H16])" office:value-type="float" office:value="3.95940866122425E+065">
            <text:p>3,96E+065</text:p>
          </table:table-cell>
          <table:table-cell table:formula="of:=[.I15]/[.I16]" office:value-type="float" office:value="4823.66666666667">
            <text:p>4823,67</text:p>
          </table:table-cell>
          <table:table-cell table:formula="of:=[.J15]/[.J16]" office:value-type="float" office:value="4908.25">
            <text:p>4908,25</text:p>
          </table:table-cell>
          <table:table-cell table:formula="of:=[.K15]/[.K16]" office:value-type="float" office:value="4853.51485148515">
            <text:p>4853,51</text:p>
          </table:table-cell>
          <table:table-cell table:formula="of:=[.L15]/[.L16]" office:value-type="float" office:value="4854.59808259587">
            <text:p>4854,6</text:p>
          </table:table-cell>
          <table:table-cell table:formula="of:=[.M15]/[.M16]" office:value-type="float" office:value="4859.28060234417">
            <text:p>4859,28</text:p>
          </table:table-cell>
          <table:table-cell table:formula="of:=SUM([.I19:.M19])/5" office:value-type="float" office:value="4859.86204061837">
            <text:p>4859,86</text:p>
          </table:table-cell>
        </table:table-row>
        <table:table-row table:style-name="ro1">
          <table:table-cell/>
          <table:table-cell table:formula="of:=[.B15]/[.B17]" office:value-type="float" office:value="191.88">
            <text:p>191,88</text:p>
          </table:table-cell>
          <table:table-cell table:formula="of:=[.C15]/[.C17]" office:value-type="float" office:value="170.412">
            <text:p>170,41</text:p>
          </table:table-cell>
          <table:table-cell table:formula="of:=[.D15]/[.D17]" office:value-type="float" office:value="118.835">
            <text:p>118,84</text:p>
          </table:table-cell>
          <table:table-cell table:formula="of:=[.E15]/[.E17]" office:value-type="float" office:value="73.71733">
            <text:p>73,72</text:p>
          </table:table-cell>
          <table:table-cell table:formula="of:=[.F15]/[.F17]" office:value-type="float" office:value="69.188972">
            <text:p>69,19</text:p>
          </table:table-cell>
          <table:table-cell table:number-columns-repeated="2"/>
          <table:table-cell table:formula="of:=[.I15]/[.I17]" office:value-type="float" office:value="144.71">
            <text:p>144,71</text:p>
          </table:table-cell>
          <table:table-cell table:formula="of:=[.J15]/[.J17]" office:value-type="float" office:value="117.798">
            <text:p>117,8</text:p>
          </table:table-cell>
          <table:table-cell table:formula="of:=[.K15]/[.K17]" office:value-type="float" office:value="98.041">
            <text:p>98,04</text:p>
          </table:table-cell>
          <table:table-cell table:formula="of:=[.L15]/[.L17]" office:value-type="float" office:value="65.82835">
            <text:p>65,83</text:p>
          </table:table-cell>
          <table:table-cell table:formula="of:=[.M15]/[.M17]" office:value-type="float" office:value="62.602112">
            <text:p>62,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FT20</text:p>
          </table:table-cell>
          <table:table-cell office:value-type="float" office:value="20634">
            <text:p>20634</text:p>
          </table:table-cell>
          <table:table-cell office:value-type="float" office:value="130275">
            <text:p>130275</text:p>
          </table:table-cell>
          <table:table-cell office:value-type="float" office:value="446831">
            <text:p>446831</text:p>
          </table:table-cell>
          <table:table-cell office:value-type="float" office:value="3471672">
            <text:p>3471672</text:p>
          </table:table-cell>
          <table:table-cell office:value-type="float" office:value="33720178">
            <text:p>33720178</text:p>
          </table:table-cell>
          <table:table-cell/>
          <table:table-cell office:value-type="string">
            <text:p>ABZ7</text:p>
          </table:table-cell>
          <table:table-cell office:value-type="float" office:value="58332">
            <text:p>58332</text:p>
          </table:table-cell>
          <table:table-cell office:value-type="float" office:value="369944">
            <text:p>369944</text:p>
          </table:table-cell>
          <table:table-cell office:value-type="float" office:value="2336910">
            <text:p>2336910</text:p>
          </table:table-cell>
          <table:table-cell office:value-type="float" office:value="11433157">
            <text:p>11433157</text:p>
          </table:table-cell>
          <table:table-cell office:value-type="float" office:value="83340148">
            <text:p>83340148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02">
            <text:p>802</text:p>
          </table:table-cell>
          <table:table-cell office:value-type="float" office:value="7824">
            <text:p>7824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  <table:table-cell office:value-type="float" office:value="1180">
            <text:p>1180</text:p>
          </table:table-cell>
          <table:table-cell office:value-type="float" office:value="5826">
            <text:p>5826</text:p>
          </table:table-cell>
          <table:table-cell office:value-type="float" office:value="42812">
            <text:p>428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formula="of:=FACT([.A25])" office:value-type="float" office:value="2.43290200817664E+018">
            <text:p>2,43E+018</text:p>
          </table:table-cell>
          <table:table-cell table:number-columns-repeated="6"/>
          <table:table-cell table:formula="of:=FACT([.H25])" office:value-type="float" office:value="2.43290200817664E+018">
            <text:p>2,43E+018</text:p>
          </table:table-cell>
          <table:table-cell table:number-columns-repeated="6"/>
        </table:table-row>
        <table:table-row table:style-name="ro1">
          <table:table-cell table:formula="of:=POWER([.A26];[.A24])" office:value-type="float" office:value="8.52360046453315E+091">
            <text:p>8,52E+091</text:p>
          </table:table-cell>
          <table:table-cell table:formula="of:=[.B23]/[.B24]" office:value-type="float" office:value="4126.8">
            <text:p>4126,8</text:p>
          </table:table-cell>
          <table:table-cell table:formula="of:=[.C23]/[.C24]" office:value-type="float" office:value="4652.67857142857">
            <text:p>4652,68</text:p>
          </table:table-cell>
          <table:table-cell table:formula="of:=[.D23]/[.D24]" office:value-type="float" office:value="4424.06930693069">
            <text:p>4424,07</text:p>
          </table:table-cell>
          <table:table-cell table:formula="of:=[.E23]/[.E24]" office:value-type="float" office:value="4328.7680798005">
            <text:p>4328,77</text:p>
          </table:table-cell>
          <table:table-cell table:formula="of:=[.F23]/[.F24]" office:value-type="float" office:value="4309.83870143149">
            <text:p>4309,84</text:p>
          </table:table-cell>
          <table:table-cell table:formula="of:=SUM([.B27:.F27])/5" office:value-type="float" office:value="4368.43093191825">
            <text:p>4368,43</text:p>
          </table:table-cell>
          <table:table-cell table:formula="of:=POWER([.H26];[.H24])" office:value-type="float" office:value="6.1925461687171E+275">
            <text:p>6,19E+275</text:p>
          </table:table-cell>
          <table:table-cell table:formula="of:=[.I23]/[.I24]" office:value-type="float" office:value="2011.44827586207">
            <text:p>2011,45</text:p>
          </table:table-cell>
          <table:table-cell table:formula="of:=[.J23]/[.J24]" office:value-type="float" office:value="1967.78723404255">
            <text:p>1967,79</text:p>
          </table:table-cell>
          <table:table-cell table:formula="of:=[.K23]/[.K24]" office:value-type="float" office:value="1980.43220338983">
            <text:p>1980,43</text:p>
          </table:table-cell>
          <table:table-cell table:formula="of:=[.L23]/[.L24]" office:value-type="float" office:value="1962.43683487813">
            <text:p>1962,44</text:p>
          </table:table-cell>
          <table:table-cell table:formula="of:=[.M23]/[.M24]" office:value-type="float" office:value="1946.65392880501">
            <text:p>1946,65</text:p>
          </table:table-cell>
          <table:table-cell table:formula="of:=SUM([.I27:.M27])/5" office:value-type="float" office:value="1973.75169539552">
            <text:p>1973,75</text:p>
          </table:table-cell>
        </table:table-row>
        <table:table-row table:style-name="ro1">
          <table:table-cell/>
          <table:table-cell table:formula="of:=[.B23]/[.B25]" office:value-type="float" office:value="206.34">
            <text:p>206,34</text:p>
          </table:table-cell>
          <table:table-cell table:formula="of:=[.C23]/[.C25]" office:value-type="float" office:value="130.275">
            <text:p>130,28</text:p>
          </table:table-cell>
          <table:table-cell table:formula="of:=[.D23]/[.D25]" office:value-type="float" office:value="44.6831">
            <text:p>44,68</text:p>
          </table:table-cell>
          <table:table-cell table:formula="of:=[.E23]/[.E25]" office:value-type="float" office:value="34.71672">
            <text:p>34,72</text:p>
          </table:table-cell>
          <table:table-cell table:formula="of:=[.F23]/[.F25]" office:value-type="float" office:value="33.720178">
            <text:p>33,72</text:p>
          </table:table-cell>
          <table:table-cell table:number-columns-repeated="2"/>
          <table:table-cell table:formula="of:=[.I23]/[.I25]" office:value-type="float" office:value="583.32">
            <text:p>583,32</text:p>
          </table:table-cell>
          <table:table-cell table:formula="of:=[.J23]/[.J25]" office:value-type="float" office:value="369.944">
            <text:p>369,94</text:p>
          </table:table-cell>
          <table:table-cell table:formula="of:=[.K23]/[.K25]" office:value-type="float" office:value="233.691">
            <text:p>233,69</text:p>
          </table:table-cell>
          <table:table-cell table:formula="of:=[.L23]/[.L25]" office:value-type="float" office:value="114.33157">
            <text:p>114,33</text:p>
          </table:table-cell>
          <table:table-cell table:formula="of:=[.M23]/[.M25]" office:value-type="float" office:value="83.340148">
            <text:p>83,34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ABZ8</text:p>
          </table:table-cell>
          <table:table-cell office:value-type="float" office:value="49229">
            <text:p>49229</text:p>
          </table:table-cell>
          <table:table-cell office:value-type="float" office:value="383297">
            <text:p>383297</text:p>
          </table:table-cell>
          <table:table-cell office:value-type="float" office:value="2466778">
            <text:p>2466778</text:p>
          </table:table-cell>
          <table:table-cell office:value-type="float" office:value="14104400">
            <text:p>14104400</text:p>
          </table:table-cell>
          <table:table-cell office:value-type="float" office:value="94655547">
            <text:p>94655547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98">
            <text:p>198</text:p>
          </table:table-cell>
          <table:table-cell office:value-type="float" office:value="1258">
            <text:p>1258</text:p>
          </table:table-cell>
          <table:table-cell office:value-type="float" office:value="7211">
            <text:p>7211</text:p>
          </table:table-cell>
          <table:table-cell office:value-type="float" office:value="48669">
            <text:p>4866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number-columns-repeated="7"/>
          <table:table-cell table:formula="of:=FACT([.H33])" office:value-type="float" office:value="2.43290200817664E+018">
            <text:p>2,43E+018</text:p>
          </table:table-cell>
          <table:table-cell table:number-columns-repeated="6"/>
        </table:table-row>
        <table:table-row table:style-name="ro1">
          <table:table-cell table:formula="of:=[.H35]/[.A11]" office:value-type="float" office:value="4.4450256824486E+258">
            <text:p>4,45E+258</text:p>
          </table:table-cell>
          <table:table-cell table:number-columns-repeated="6"/>
          <table:table-cell table:formula="of:=POWER([.H34];[.H32])" office:value-type="float" office:value="6.1925461687171E+275">
            <text:p>6,19E+275</text:p>
          </table:table-cell>
          <table:table-cell table:formula="of:=[.I31]/[.I32]" office:value-type="float" office:value="1893.42307692308">
            <text:p>1893,42</text:p>
          </table:table-cell>
          <table:table-cell table:formula="of:=[.J31]/[.J32]" office:value-type="float" office:value="1935.84343434343">
            <text:p>1935,84</text:p>
          </table:table-cell>
          <table:table-cell table:formula="of:=[.K31]/[.K32]" office:value-type="float" office:value="1960.87281399046">
            <text:p>1960,87</text:p>
          </table:table-cell>
          <table:table-cell table:formula="of:=[.L31]/[.L32]" office:value-type="float" office:value="1955.9561780613">
            <text:p>1955,96</text:p>
          </table:table-cell>
          <table:table-cell table:formula="of:=[.M31]/[.M32]" office:value-type="float" office:value="1944.88374529988">
            <text:p>1944,88</text:p>
          </table:table-cell>
          <table:table-cell table:formula="of:=SUM([.I35:.M35])/5" office:value-type="float" office:value="1938.19584972363">
            <text:p>1938,2</text:p>
          </table:table-cell>
        </table:table-row>
        <table:table-row table:style-name="ro1">
          <table:table-cell table:formula="of:=[.A19]/[.A11]" office:value-type="float" office:value="2.84207379435612E+048">
            <text:p>2,84E+048</text:p>
          </table:table-cell>
          <table:table-cell table:number-columns-repeated="7"/>
          <table:table-cell table:formula="of:=[.I31]/[.I33]" office:value-type="float" office:value="492.29">
            <text:p>492,29</text:p>
          </table:table-cell>
          <table:table-cell table:formula="of:=[.J31]/[.J33]" office:value-type="float" office:value="383.297">
            <text:p>383,3</text:p>
          </table:table-cell>
          <table:table-cell table:formula="of:=[.K31]/[.K33]" office:value-type="float" office:value="246.6778">
            <text:p>246,68</text:p>
          </table:table-cell>
          <table:table-cell table:formula="of:=[.L31]/[.L33]" office:value-type="float" office:value="141.044">
            <text:p>141,04</text:p>
          </table:table-cell>
          <table:table-cell table:formula="of:=[.M31]/[.M33]" office:value-type="float" office:value="94.655547">
            <text:p>94,6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ABZ9</text:p>
          </table:table-cell>
          <table:table-cell office:value-type="float" office:value="59387">
            <text:p>59387</text:p>
          </table:table-cell>
          <table:table-cell office:value-type="float" office:value="389615">
            <text:p>389615</text:p>
          </table:table-cell>
          <table:table-cell office:value-type="float" office:value="2299998">
            <text:p>2299998</text:p>
          </table:table-cell>
          <table:table-cell office:value-type="float" office:value="15316376">
            <text:p>15316376</text:p>
          </table:table-cell>
          <table:table-cell office:value-type="float" office:value="101624458">
            <text:p>10162445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98">
            <text:p>198</text:p>
          </table:table-cell>
          <table:table-cell office:value-type="float" office:value="1150">
            <text:p>1150</text:p>
          </table:table-cell>
          <table:table-cell office:value-type="float" office:value="7613">
            <text:p>7613</text:p>
          </table:table-cell>
          <table:table-cell office:value-type="float" office:value="50459">
            <text:p>5045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number-columns-repeated="7"/>
          <table:table-cell table:formula="of:=FACT([.H41])" office:value-type="float" office:value="2.43290200817664E+018">
            <text:p>2,43E+01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POWER([.H42];[.H40])" office:value-type="float" office:value="6.1925461687171E+275">
            <text:p>6,19E+275</text:p>
          </table:table-cell>
          <table:table-cell table:formula="of:=[.I39]/[.I40]" office:value-type="float" office:value="1915.70967741936">
            <text:p>1915,71</text:p>
          </table:table-cell>
          <table:table-cell table:formula="of:=[.J39]/[.J40]" office:value-type="float" office:value="1967.75252525253">
            <text:p>1967,75</text:p>
          </table:table-cell>
          <table:table-cell table:formula="of:=[.K39]/[.K40]" office:value-type="float" office:value="1999.99826086957">
            <text:p>2000</text:p>
          </table:table-cell>
          <table:table-cell table:formula="of:=[.L39]/[.L40]" office:value-type="float" office:value="2011.8712728228">
            <text:p>2011,87</text:p>
          </table:table-cell>
          <table:table-cell table:formula="of:=[.M39]/[.M40]" office:value-type="float" office:value="2014.00063417824">
            <text:p>2014</text:p>
          </table:table-cell>
          <table:table-cell table:formula="of:=SUM([.I43:.M43])/5" office:value-type="float" office:value="1981.8664741085">
            <text:p>1981,87</text:p>
          </table:table-cell>
        </table:table-row>
        <table:table-row table:style-name="ro1">
          <table:table-cell table:number-columns-repeated="8"/>
          <table:table-cell table:formula="of:=[.I39]/[.I41]" office:value-type="float" office:value="593.87">
            <text:p>593,87</text:p>
          </table:table-cell>
          <table:table-cell table:formula="of:=[.J39]/[.J41]" office:value-type="float" office:value="389.615">
            <text:p>389,62</text:p>
          </table:table-cell>
          <table:table-cell table:formula="of:=[.K39]/[.K41]" office:value-type="float" office:value="229.9998">
            <text:p>230</text:p>
          </table:table-cell>
          <table:table-cell table:formula="of:=[.L39]/[.L41]" office:value-type="float" office:value="153.16376">
            <text:p>153,16</text:p>
          </table:table-cell>
          <table:table-cell table:formula="of:=[.M39]/[.M41]" office:value-type="float" office:value="101.624458">
            <text:p>101,62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Feuille2.K19" table:end-x="1.798cm" table:end-y="0.052cm" draw:z-index="0" draw:style-name="gr1" svg:width="15.376cm" svg:height="7.348cm" svg:x="2.021cm" svg:y="0.401cm">
              <draw:object draw:notify-on-update-of-ranges="Feuille2.B4:Feuille2.B4 Feuille2.B5:Feuille2.B12 Feuille2.C4:Feuille2.C4 Feuille2.C5:Feuille2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N° de soluções</text:p>
          </table:table-cell>
          <table:table-cell table:style-name="ce1" office:value-type="string">
            <text:p>Média de soluções computadas por segundo</text:p>
          </table:table-cell>
          <table:table-cell table:number-columns-repeated="6"/>
        </table:table-row>
        <table:table-row table:style-name="ro1">
          <table:table-cell table:formula="of:=[Feuille1.A7]" office:value-type="string" office:string-value="FT6">
            <text:p>FT6</text:p>
          </table:table-cell>
          <table:table-cell table:formula="of:=[Feuille1.A11]" office:value-type="float" office:value="1.39314069504E+017">
            <text:p>1,39E+017</text:p>
          </table:table-cell>
          <table:table-cell table:formula="of:=[Feuille1.G11]" office:value-type="float" office:value="10201.0169961604">
            <text:p>10201,02</text:p>
          </table:table-cell>
          <table:table-cell table:style-name="ce2"/>
          <table:table-cell>
            <draw:frame table:end-cell-address="Feuille2.F6" table:end-x="0.83cm" table:end-y="0.119cm" draw:z-index="1" draw:style-name="gr2" draw:text-style-name="P1" svg:width="0.892cm" svg:height="0.426cm" svg:x="2.196cm" svg:y="0.145cm">
              <draw:text-box>
                <text:p text:style-name="P1"><text:span text:style-name="T1">6 X 6</text:span></text:p>
              </draw:text-box>
            </draw:frame>
          </table:table-cell>
          <table:table-cell table:number-columns-repeated="4"/>
        </table:table-row>
        <table:table-row table:style-name="ro1">
          <table:table-cell table:formula="of:=[Feuille1.A15]" office:value-type="string" office:string-value="FT10">
            <text:p>FT10</text:p>
          </table:table-cell>
          <table:table-cell table:formula="of:=[Feuille1.A19]" office:value-type="float" office:value="3.95940866122425E+065">
            <text:p>3,96E+065</text:p>
          </table:table-cell>
          <table:table-cell table:formula="of:=[Feuille1.G19]" office:value-type="float" office:value="4713.12291407647">
            <text:p>4713,12</text:p>
          </table:table-cell>
          <table:table-cell table:number-columns-repeated="6"/>
        </table:table-row>
        <table:table-row table:style-name="ro1">
          <table:table-cell table:formula="of:=[Feuille1.H7]" office:value-type="string" office:string-value="ABZ5">
            <text:p>ABZ5</text:p>
          </table:table-cell>
          <table:table-cell table:formula="of:=[Feuille1.H11]" office:value-type="float" office:value="3.95940866122425E+065">
            <text:p>3,96E+065</text:p>
          </table:table-cell>
          <table:table-cell table:formula="of:=[Feuille1.N11]" office:value-type="float" office:value="4875.71878683372">
            <text:p>4875,72</text:p>
          </table:table-cell>
          <table:table-cell table:number-columns-repeated="6"/>
        </table:table-row>
        <table:table-row table:style-name="ro1">
          <table:table-cell table:formula="of:=[Feuille1.H15]" office:value-type="string" office:string-value="ABZ6">
            <text:p>ABZ6</text:p>
          </table:table-cell>
          <table:table-cell table:formula="of:=[Feuille1.H19]" office:value-type="float" office:value="3.95940866122425E+065">
            <text:p>3,96E+065</text:p>
          </table:table-cell>
          <table:table-cell table:formula="of:=[Feuille1.N19]" office:value-type="float" office:value="4859.86204061837">
            <text:p>4859,86</text:p>
          </table:table-cell>
          <table:table-cell table:number-columns-repeated="6"/>
        </table:table-row>
        <table:table-row table:style-name="ro1">
          <table:table-cell table:formula="of:=[Feuille1.A23]" office:value-type="string" office:string-value="FT20">
            <text:p>FT20</text:p>
          </table:table-cell>
          <table:table-cell table:formula="of:=[Feuille1.A27]" office:value-type="float" office:value="8.52360046453315E+091">
            <text:p>8,52E+091</text:p>
          </table:table-cell>
          <table:table-cell table:formula="of:=[Feuille1.G27]" office:value-type="float" office:value="4368.43093191825">
            <text:p>4368,43</text:p>
          </table:table-cell>
          <table:table-cell table:number-columns-repeated="6"/>
        </table:table-row>
        <table:table-row table:style-name="ro1">
          <table:table-cell table:formula="of:=[Feuille1.H23]" office:value-type="string" office:string-value="ABZ7">
            <text:p>ABZ7</text:p>
          </table:table-cell>
          <table:table-cell table:formula="of:=[Feuille1.H27]" office:value-type="float" office:value="6.1925461687171E+275">
            <text:p>6,19E+275</text:p>
          </table:table-cell>
          <table:table-cell table:formula="of:=[Feuille1.N27]" office:value-type="float" office:value="1973.75169539552">
            <text:p>1973,75</text:p>
          </table:table-cell>
          <table:table-cell table:number-columns-repeated="2"/>
          <table:table-cell>
            <draw:frame table:end-cell-address="Feuille2.G11" table:end-x="0.996cm" table:end-y="0.203cm" draw:z-index="4" draw:style-name="gr3" draw:text-style-name="P1" svg:width="1.058cm" svg:height="0.452cm" svg:x="2.196cm" svg:y="0.203cm">
              <draw:text-box>
                <text:p><text:span text:style-name="T1">20 X 5</text:span></text:p>
              </draw:text-box>
            </draw:frame>
          </table:table-cell>
          <table:table-cell table:number-columns-repeated="3"/>
        </table:table-row>
        <table:table-row table:style-name="ro1">
          <table:table-cell table:formula="of:=[Feuille1.H31]" office:value-type="string" office:string-value="ABZ8">
            <text:p>ABZ8</text:p>
          </table:table-cell>
          <table:table-cell table:formula="of:=[Feuille1.H35]" office:value-type="float" office:value="6.1925461687171E+275">
            <text:p>6,19E+275</text:p>
          </table:table-cell>
          <table:table-cell table:formula="of:=[Feuille1.N35]" office:value-type="float" office:value="1938.19584972363">
            <text:p>1938,2</text:p>
          </table:table-cell>
          <table:table-cell table:number-columns-repeated="6"/>
        </table:table-row>
        <table:table-row table:style-name="ro1">
          <table:table-cell table:formula="of:=[Feuille1.H39]" office:value-type="string" office:string-value="ABZ9">
            <text:p>ABZ9</text:p>
          </table:table-cell>
          <table:table-cell table:formula="of:=[Feuille1.H43]" office:value-type="float" office:value="6.1925461687171E+275">
            <text:p>6,19E+275</text:p>
          </table:table-cell>
          <table:table-cell table:formula="of:=[Feuille1.N43]" office:value-type="float" office:value="1981.8664741085">
            <text:p>1981,87</text:p>
          </table:table-cell>
          <table:table-cell table:number-columns-repeated="2"/>
          <table:table-cell>
            <draw:frame table:end-cell-address="Feuille2.G13" table:end-x="0.16cm" table:end-y="0.066cm" draw:z-index="2" draw:style-name="gr4" draw:text-style-name="P1" svg:width="1.198cm" svg:height="0.392cm" svg:x="1.22cm" svg:y="0.125cm">
              <draw:text-box>
                <text:p><text:span text:style-name="T1">10 X 10</text:span></text:p>
              </draw:text-box>
            </draw:frame>
          </table:table-cell>
          <table:table-cell table:number-columns-repeated="2"/>
          <table:table-cell>
            <draw:frame table:end-cell-address="Feuille2.I13" table:end-x="2.163cm" table:end-y="0.419cm" draw:z-index="3" draw:style-name="gr5" draw:text-style-name="P1" svg:width="1.226cm" svg:height="0.479cm" svg:x="0.937cm" svg:y="0.391cm">
              <draw:text-box>
                <text:p><text:span text:style-name="T1">20 X 15</text:span></text:p>
              </draw:text-box>
            </draw:frame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Feuille3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>
            <draw:frame table:end-cell-address="Feuille3.H29" table:end-x="0.614cm" table:end-y="0.372cm" draw:z-index="0" draw:style-name="gr1" svg:width="16.419cm" svg:height="12.113cm" svg:x="0.001cm" svg:y="0.001cm">
              <draw:object draw:notify-on-update-of-ranges="Feuille3.J6:Feuille3.J6 Feuille3.K6:Feuille3.O6 Feuille3.K5:Feuille3.O5 Feuille3.J7:Feuille3.J7 Feuille3.K7:Feuille3.O7 Feuille3.K5:Feuille3.O5 Feuille3.J8:Feuille3.J8 Feuille3.K8:Feuille3.O8 Feuille3.K5:Feuille3.O5 Feuille3.J9:Feuille3.J9 Feuille3.K9:Feuille3.O9 Feuille3.K5:Feuille3.O5 Feuille3.J10:Feuille3.J10 Feuille3.K10:Feuille3.O10 Feuille3.K5:Feuille3.O5 Feuille3.J11:Feuille3.J11 Feuille3.K11:Feuille3.O11 Feuille3.K5:Feuille3.O5 Feuille3.J12:Feuille3.J12 Feuille3.K12:Feuille3.O12 Feuille3.K5:Feuille3.O5 Feuille3.J13:Feuille3.J13 Feuille3.K13:Feuille3.O13 Feuille3.K5:Feuille3.O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9"/>
          <table:table-cell office:value-type="string">
            <text:p>FT6</text:p>
          </table:table-cell>
          <table:table-cell office:value-type="float" office:value="65.93">
            <text:p>65,93</text:p>
          </table:table-cell>
          <table:table-cell office:value-type="float" office:value="41.673">
            <text:p>41,67</text:p>
          </table:table-cell>
          <table:table-cell office:value-type="float" office:value="39.0601">
            <text:p>39,06</text:p>
          </table:table-cell>
          <table:table-cell office:value-type="float" office:value="38.79836">
            <text:p>38,8</text:p>
          </table:table-cell>
          <table:table-cell office:value-type="float" office:value="38.772145">
            <text:p>38,77</text:p>
          </table:table-cell>
        </table:table-row>
        <table:table-row table:style-name="ro1">
          <table:table-cell table:number-columns-repeated="9"/>
          <table:table-cell office:value-type="string">
            <text:p>FT10</text:p>
          </table:table-cell>
          <table:table-cell office:value-type="float" office:value="191.88">
            <text:p>191,88</text:p>
          </table:table-cell>
          <table:table-cell office:value-type="float" office:value="170.412">
            <text:p>170,41</text:p>
          </table:table-cell>
          <table:table-cell office:value-type="float" office:value="118.835">
            <text:p>118,84</text:p>
          </table:table-cell>
          <table:table-cell office:value-type="float" office:value="73.71733">
            <text:p>73,72</text:p>
          </table:table-cell>
          <table:table-cell office:value-type="float" office:value="69.188972">
            <text:p>69,19</text:p>
          </table:table-cell>
        </table:table-row>
        <table:table-row table:style-name="ro1">
          <table:table-cell table:number-columns-repeated="9"/>
          <table:table-cell office:value-type="string">
            <text:p>ABZ5</text:p>
          </table:table-cell>
          <table:table-cell office:value-type="float" office:value="208.56">
            <text:p>208,56</text:p>
          </table:table-cell>
          <table:table-cell office:value-type="float" office:value="118.263">
            <text:p>118,26</text:p>
          </table:table-cell>
          <table:table-cell office:value-type="float" office:value="77.389">
            <text:p>77,39</text:p>
          </table:table-cell>
          <table:table-cell office:value-type="float" office:value="62.87593">
            <text:p>62,88</text:p>
          </table:table-cell>
          <table:table-cell office:value-type="float" office:value="60.760918">
            <text:p>60,76</text:p>
          </table:table-cell>
        </table:table-row>
        <table:table-row table:style-name="ro1">
          <table:table-cell table:number-columns-repeated="9"/>
          <table:table-cell office:value-type="string">
            <text:p>ABZ6</text:p>
          </table:table-cell>
          <table:table-cell office:value-type="float" office:value="144.71">
            <text:p>144,71</text:p>
          </table:table-cell>
          <table:table-cell office:value-type="float" office:value="117.798">
            <text:p>117,8</text:p>
          </table:table-cell>
          <table:table-cell office:value-type="float" office:value="98.041">
            <text:p>98,04</text:p>
          </table:table-cell>
          <table:table-cell office:value-type="float" office:value="65.82835">
            <text:p>65,83</text:p>
          </table:table-cell>
          <table:table-cell office:value-type="float" office:value="62.602112">
            <text:p>62,6</text:p>
          </table:table-cell>
        </table:table-row>
        <table:table-row table:style-name="ro1">
          <table:table-cell table:number-columns-repeated="9"/>
          <table:table-cell office:value-type="string">
            <text:p>FT20</text:p>
          </table:table-cell>
          <table:table-cell office:value-type="float" office:value="206.34">
            <text:p>206,34</text:p>
          </table:table-cell>
          <table:table-cell office:value-type="float" office:value="130.275">
            <text:p>130,28</text:p>
          </table:table-cell>
          <table:table-cell office:value-type="float" office:value="44.6831">
            <text:p>44,68</text:p>
          </table:table-cell>
          <table:table-cell office:value-type="float" office:value="34.71672">
            <text:p>34,72</text:p>
          </table:table-cell>
          <table:table-cell office:value-type="float" office:value="33.720178">
            <text:p>33,72</text:p>
          </table:table-cell>
        </table:table-row>
        <table:table-row table:style-name="ro1">
          <table:table-cell table:number-columns-repeated="9"/>
          <table:table-cell office:value-type="string">
            <text:p>ABZ7</text:p>
          </table:table-cell>
          <table:table-cell office:value-type="float" office:value="583.32">
            <text:p>583,32</text:p>
          </table:table-cell>
          <table:table-cell office:value-type="float" office:value="369.944">
            <text:p>369,94</text:p>
          </table:table-cell>
          <table:table-cell office:value-type="float" office:value="233.691">
            <text:p>233,69</text:p>
          </table:table-cell>
          <table:table-cell office:value-type="float" office:value="114.33157">
            <text:p>114,33</text:p>
          </table:table-cell>
          <table:table-cell office:value-type="float" office:value="83.340148">
            <text:p>83,34</text:p>
          </table:table-cell>
        </table:table-row>
        <table:table-row table:style-name="ro1">
          <table:table-cell table:number-columns-repeated="9"/>
          <table:table-cell office:value-type="string">
            <text:p>ABZ8</text:p>
          </table:table-cell>
          <table:table-cell office:value-type="float" office:value="492.29">
            <text:p>492,29</text:p>
          </table:table-cell>
          <table:table-cell office:value-type="float" office:value="383.297">
            <text:p>383,3</text:p>
          </table:table-cell>
          <table:table-cell office:value-type="float" office:value="246.6778">
            <text:p>246,68</text:p>
          </table:table-cell>
          <table:table-cell office:value-type="float" office:value="141.044">
            <text:p>141,04</text:p>
          </table:table-cell>
          <table:table-cell office:value-type="float" office:value="94.655547">
            <text:p>94,66</text:p>
          </table:table-cell>
        </table:table-row>
        <table:table-row table:style-name="ro1">
          <table:table-cell table:number-columns-repeated="9"/>
          <table:table-cell office:value-type="string">
            <text:p>ABZ9</text:p>
          </table:table-cell>
          <table:table-cell office:value-type="float" office:value="593.87">
            <text:p>593,87</text:p>
          </table:table-cell>
          <table:table-cell office:value-type="float" office:value="389.615">
            <text:p>389,62</text:p>
          </table:table-cell>
          <table:table-cell office:value-type="float" office:value="229.9998">
            <text:p>230</text:p>
          </table:table-cell>
          <table:table-cell office:value-type="float" office:value="153.16376">
            <text:p>153,16</text:p>
          </table:table-cell>
          <table:table-cell office:value-type="float" office:value="101.624458">
            <text:p>101,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/03/2010</text:date>, <text:time>17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0T14:49:26.20</meta:creation-date>
    <dc:date>2010-03-10T17:50:41.53</dc:date>
    <meta:editing-duration>PT01H27M12S</meta:editing-duration>
    <meta:editing-cycles>3</meta:editing-cycles>
    <meta:generator>OpenOffice.org/3.1$Win32 OpenOffice.org_project/310m19$Build-9420</meta:generator>
    <meta:document-statistic meta:table-count="3" meta:cell-count="3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b-spline" chart:symbol-type="automatic" chart:auto-position="true" chart:auto-size="true" chart:treat-empty-cells="ignore" chart:spline-order="7" chart:spline-resolution="50" chart:sort-by-x-values="fals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377cm" svg:height="7.349cm" chart:class="chart:scatter" chart:style-name="ch1">
        <chart:title svg:x="1.311cm" svg:y="0.147cm" chart:style-name="ch2">
          <text:p>Número de soluções computadas X número de soluções possíveis</text:p>
        </chart:title>
        <chart:legend chart:legend-position="end" svg:x="11.853cm" svg:y="2.996cm" chart:style-name="ch3"/>
        <chart:plot-area chart:style-name="ch4" table:cell-range-address="Feuille2.B4:Feuille2.C12" chart:data-source-has-labels="row" svg:x="0.413cm" svg:y="0.796cm" svg:width="11.134cm" svg:height="6.316cm">
          <chart:axis chart:dimension="x" chart:name="primary-x" chart:style-name="ch5">
            <chart:title svg:x="2.522cm" svg:y="6.66cm" chart:style-name="ch6">
              <text:p>Número de soluções possíveis (escala logarítmica)</text:p>
            </chart:title>
          </chart:axis>
          <chart:axis chart:dimension="y" chart:name="primary-y" chart:style-name="ch7">
            <chart:title svg:x="0.308cm" svg:y="7.107cm" chart:style-name="ch8">
              <text:p>Número de soluções computadas por segundo</text:p>
            </chart:title>
            <chart:grid chart:style-name="ch9" chart:class="major"/>
          </chart:axis>
          <chart:series chart:style-name="ch10" chart:values-cell-range-address="Feuille2.C5:Feuille2.C12" chart:label-cell-address="Feuille2.C4:Feuille2.C4" chart:class="chart:scatter">
            <chart:domain table:cell-range-address="Feuille2.B5:Feuille2.B12"/>
            <chart:data-point chart:repeated="2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Feuille2.C4:Feuille2.C4">Média de soluções computadas por segu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9314069504E+017">
                <text:p text:id="Feuille2.B5:Feuille2.B12">1.39314069504E+017</text:p>
              </table:table-cell>
              <table:table-cell office:value-type="float" office:value="10201.0169961604">
                <text:p text:id="Feuille2.C5:Feuille2.C12">10201.01699616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5940866122425E+065">
                <text:p>3.95940866122425E+065</text:p>
              </table:table-cell>
              <table:table-cell office:value-type="float" office:value="4713.12291407647">
                <text:p>4713.1229140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5940866122425E+065">
                <text:p>3.95940866122425E+065</text:p>
              </table:table-cell>
              <table:table-cell office:value-type="float" office:value="4875.71878683372">
                <text:p>4875.7187868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940866122425E+065">
                <text:p>3.95940866122425E+065</text:p>
              </table:table-cell>
              <table:table-cell office:value-type="float" office:value="4859.86204061837">
                <text:p>4859.86204061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2360046453315E+091">
                <text:p>8.52360046453315E+091</text:p>
              </table:table-cell>
              <table:table-cell office:value-type="float" office:value="4368.43093191825">
                <text:p>4368.43093191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925461687171E+275">
                <text:p>6.1925461687171E+275</text:p>
              </table:table-cell>
              <table:table-cell office:value-type="float" office:value="1973.75169539552">
                <text:p>1973.7516953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25461687171E+275">
                <text:p>6.1925461687171E+275</text:p>
              </table:table-cell>
              <table:table-cell office:value-type="float" office:value="1938.19584972363">
                <text:p>1938.1958497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25461687171E+275">
                <text:p>6.1925461687171E+275</text:p>
              </table:table-cell>
              <table:table-cell office:value-type="float" office:value="1981.8664741085">
                <text:p>1981.8664741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connect-bar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6.42cm" svg:height="12.114cm" chart:class="chart:scatter" chart:style-name="ch1">
        <chart:title svg:x="7.059cm" svg:y="0.243cm" chart:style-name="ch2">
          <text:p>Busca Tabu</text:p>
        </chart:title>
        <chart:subtitle svg:x="2.349cm" svg:y="0.988cm" chart:style-name="ch3">
          <text:p>Número de soluções computadas por número máximo de iterações 
sem melhora do makespan</text:p>
        </chart:subtitle>
        <chart:legend chart:legend-position="end" svg:x="14.701cm" svg:y="4.255cm" chart:style-name="ch4"/>
        <chart:plot-area chart:style-name="ch5" table:cell-range-address="Feuille3.J5:Feuille3.O13" chart:data-source-has-labels="column" svg:x="0.455cm" svg:y="2.131cm" svg:width="13.919cm" svg:height="9.458cm">
          <chart:axis chart:dimension="x" chart:name="primary-x" chart:style-name="ch6">
            <chart:title svg:x="2.21cm" svg:y="11.233cm" chart:style-name="ch7">
              <text:p>Número máximo de iterações sem melhora do makespan (escala logarítmica)</text:p>
            </chart:title>
          </chart:axis>
          <chart:axis chart:dimension="y" chart:name="primary-y" chart:style-name="ch8">
            <chart:title svg:x="0.329cm" svg:y="10.344cm" chart:style-name="ch9">
              <text:p>N° de soluções comupadas por 
n° máximo de iterações sem melhora do makespan</text:p>
            </chart:title>
            <chart:grid chart:style-name="ch10" chart:class="major"/>
          </chart:axis>
          <chart:series chart:style-name="ch11" chart:values-cell-range-address="Feuille3.K6:Feuille3.O6" chart:label-cell-address="Feuille3.J6:Feuille3.J6" chart:class="chart:scatter">
            <chart:domain table:cell-range-address="Feuille3.K5:Feuille3.O5"/>
            <chart:data-point chart:repeated="5"/>
          </chart:series>
          <chart:series chart:style-name="ch12" chart:values-cell-range-address="Feuille3.K7:Feuille3.O7" chart:label-cell-address="Feuille3.J7:Feuille3.J7" chart:class="chart:scatter">
            <chart:data-point chart:repeated="5"/>
          </chart:series>
          <chart:series chart:style-name="ch13" chart:values-cell-range-address="Feuille3.K8:Feuille3.O8" chart:label-cell-address="Feuille3.J8:Feuille3.J8" chart:class="chart:scatter">
            <chart:data-point chart:repeated="5"/>
          </chart:series>
          <chart:series chart:style-name="ch14" chart:values-cell-range-address="Feuille3.K9:Feuille3.O9" chart:label-cell-address="Feuille3.J9:Feuille3.J9" chart:class="chart:scatter">
            <chart:data-point chart:repeated="5"/>
          </chart:series>
          <chart:series chart:style-name="ch15" chart:values-cell-range-address="Feuille3.K10:Feuille3.O10" chart:label-cell-address="Feuille3.J10:Feuille3.J10" chart:class="chart:scatter">
            <chart:data-point chart:repeated="5"/>
          </chart:series>
          <chart:series chart:style-name="ch16" chart:values-cell-range-address="Feuille3.K11:Feuille3.O11" chart:label-cell-address="Feuille3.J11:Feuille3.J11" chart:class="chart:scatter">
            <chart:data-point chart:repeated="5"/>
          </chart:series>
          <chart:series chart:style-name="ch17" chart:values-cell-range-address="Feuille3.K12:Feuille3.O12" chart:label-cell-address="Feuille3.J12:Feuille3.J12" chart:class="chart:scatter">
            <chart:data-point chart:repeated="5"/>
          </chart:series>
          <chart:series chart:style-name="ch18" chart:values-cell-range-address="Feuille3.K13:Feuille3.O13" chart:label-cell-address="Feuille3.J13:Feuille3.J13" chart:class="chart:scatte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Ligne 5</text:p>
              </table:table-cell>
              <table:table-cell office:value-type="float" office:value="100">
                <text:p text:id="Feuille3.K5:Feuille3.O5"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 text:id="Feuille3.J6:Feuille3.J6">FT6</text:p>
              </table:table-cell>
              <table:table-cell office:value-type="float" office:value="65.93">
                <text:p text:id="Feuille3.K6:Feuille3.O6">65.93</text:p>
              </table:table-cell>
              <table:table-cell office:value-type="float" office:value="41.673">
                <text:p>41.673</text:p>
              </table:table-cell>
              <table:table-cell office:value-type="float" office:value="39.0601">
                <text:p>39.0601</text:p>
              </table:table-cell>
              <table:table-cell office:value-type="float" office:value="38.79836">
                <text:p>38.79836</text:p>
              </table:table-cell>
              <table:table-cell office:value-type="float" office:value="38.772145">
                <text:p>38.772145</text:p>
              </table:table-cell>
            </table:table-row>
            <table:table-row>
              <table:table-cell office:value-type="string">
                <text:p text:id="Feuille3.J7:Feuille3.J7">FT10</text:p>
              </table:table-cell>
              <table:table-cell office:value-type="float" office:value="191.88">
                <text:p text:id="Feuille3.K7:Feuille3.O7">191.88</text:p>
              </table:table-cell>
              <table:table-cell office:value-type="float" office:value="170.412">
                <text:p>170.412</text:p>
              </table:table-cell>
              <table:table-cell office:value-type="float" office:value="118.835">
                <text:p>118.835</text:p>
              </table:table-cell>
              <table:table-cell office:value-type="float" office:value="73.71733">
                <text:p>73.71733</text:p>
              </table:table-cell>
              <table:table-cell office:value-type="float" office:value="69.188972">
                <text:p>69.188972</text:p>
              </table:table-cell>
            </table:table-row>
            <table:table-row>
              <table:table-cell office:value-type="string">
                <text:p text:id="Feuille3.J8:Feuille3.J8">ABZ5</text:p>
              </table:table-cell>
              <table:table-cell office:value-type="float" office:value="208.56">
                <text:p text:id="Feuille3.K8:Feuille3.O8">208.56</text:p>
              </table:table-cell>
              <table:table-cell office:value-type="float" office:value="118.263">
                <text:p>118.263</text:p>
              </table:table-cell>
              <table:table-cell office:value-type="float" office:value="77.389">
                <text:p>77.389</text:p>
              </table:table-cell>
              <table:table-cell office:value-type="float" office:value="62.87593">
                <text:p>62.87593</text:p>
              </table:table-cell>
              <table:table-cell office:value-type="float" office:value="60.760918">
                <text:p>60.760918</text:p>
              </table:table-cell>
            </table:table-row>
            <table:table-row>
              <table:table-cell office:value-type="string">
                <text:p text:id="Feuille3.J9:Feuille3.J9">ABZ6</text:p>
              </table:table-cell>
              <table:table-cell office:value-type="float" office:value="144.71">
                <text:p text:id="Feuille3.K9:Feuille3.O9">144.71</text:p>
              </table:table-cell>
              <table:table-cell office:value-type="float" office:value="117.798">
                <text:p>117.798</text:p>
              </table:table-cell>
              <table:table-cell office:value-type="float" office:value="98.041">
                <text:p>98.041</text:p>
              </table:table-cell>
              <table:table-cell office:value-type="float" office:value="65.82835">
                <text:p>65.82835</text:p>
              </table:table-cell>
              <table:table-cell office:value-type="float" office:value="62.602112">
                <text:p>62.602112</text:p>
              </table:table-cell>
            </table:table-row>
            <table:table-row>
              <table:table-cell office:value-type="string">
                <text:p text:id="Feuille3.J10:Feuille3.J10">FT20</text:p>
              </table:table-cell>
              <table:table-cell office:value-type="float" office:value="206.34">
                <text:p text:id="Feuille3.K10:Feuille3.O10">206.34</text:p>
              </table:table-cell>
              <table:table-cell office:value-type="float" office:value="130.275">
                <text:p>130.275</text:p>
              </table:table-cell>
              <table:table-cell office:value-type="float" office:value="44.6831">
                <text:p>44.6831</text:p>
              </table:table-cell>
              <table:table-cell office:value-type="float" office:value="34.71672">
                <text:p>34.71672</text:p>
              </table:table-cell>
              <table:table-cell office:value-type="float" office:value="33.720178">
                <text:p>33.720178</text:p>
              </table:table-cell>
            </table:table-row>
            <table:table-row>
              <table:table-cell office:value-type="string">
                <text:p text:id="Feuille3.J11:Feuille3.J11">ABZ7</text:p>
              </table:table-cell>
              <table:table-cell office:value-type="float" office:value="583.32">
                <text:p text:id="Feuille3.K11:Feuille3.O11">583.32</text:p>
              </table:table-cell>
              <table:table-cell office:value-type="float" office:value="369.944">
                <text:p>369.944</text:p>
              </table:table-cell>
              <table:table-cell office:value-type="float" office:value="233.691">
                <text:p>233.691</text:p>
              </table:table-cell>
              <table:table-cell office:value-type="float" office:value="114.33157">
                <text:p>114.33157</text:p>
              </table:table-cell>
              <table:table-cell office:value-type="float" office:value="83.340148">
                <text:p>83.340148</text:p>
              </table:table-cell>
            </table:table-row>
            <table:table-row>
              <table:table-cell office:value-type="string">
                <text:p text:id="Feuille3.J12:Feuille3.J12">ABZ8</text:p>
              </table:table-cell>
              <table:table-cell office:value-type="float" office:value="492.29">
                <text:p text:id="Feuille3.K12:Feuille3.O12">492.29</text:p>
              </table:table-cell>
              <table:table-cell office:value-type="float" office:value="383.297">
                <text:p>383.297</text:p>
              </table:table-cell>
              <table:table-cell office:value-type="float" office:value="246.6778">
                <text:p>246.6778</text:p>
              </table:table-cell>
              <table:table-cell office:value-type="float" office:value="141.044">
                <text:p>141.044</text:p>
              </table:table-cell>
              <table:table-cell office:value-type="float" office:value="94.655547">
                <text:p>94.655547</text:p>
              </table:table-cell>
            </table:table-row>
            <table:table-row>
              <table:table-cell office:value-type="string">
                <text:p text:id="Feuille3.J13:Feuille3.J13">ABZ9</text:p>
              </table:table-cell>
              <table:table-cell office:value-type="float" office:value="593.87">
                <text:p text:id="Feuille3.K13:Feuille3.O13">593.87</text:p>
              </table:table-cell>
              <table:table-cell office:value-type="float" office:value="389.615">
                <text:p>389.615</text:p>
              </table:table-cell>
              <table:table-cell office:value-type="float" office:value="229.9998">
                <text:p>229.9998</text:p>
              </table:table-cell>
              <table:table-cell office:value-type="float" office:value="153.16376">
                <text:p>153.16376</text:p>
              </table:table-cell>
              <table:table-cell office:value-type="float" office:value="101.624458">
                <text:p>101.624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